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Arial, sans-serif"/>
    <style:font-face style:name="Ubuntu Mono" svg:font-family="'Ubuntu Mono', Menlo, Monaco, Consolas, 'Courier New', monospace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style:font-name="Arial1" fo:font-size="10pt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6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5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1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8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1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6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7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2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3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9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1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2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3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4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1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2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3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4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69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1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5" style:family="text">
      <style:text-properties fo:font-style="normal" fo:font-weight="normal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9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<text:span text:style-name="T1">Отправка проекта на проверку</text:span></text:h>
        <text:list text:style-name="L1">
          <text:list-item>
            <text:p text:style-name="P2"><text:span text:style-name="T2">При сдаче проекта не нужны файлы </text:span><text:span text:style-name="Strong_20_Emphasis"><text:span text:style-name="T3">node_modules</text:span></text:span><text:span text:style-name="T2">, </text:span><text:span text:style-name="Strong_20_Emphasis"><text:span text:style-name="T3">удалите их перед архивацией</text:span></text:span><text:span text:style-name="T2">.</text:span></text:p>
          </text:list-item>
          <text:list-item>
            <text:p text:style-name="P2"><text:span text:style-name="T2">Для удобства упакуйте проект в архив </text:span><text:span text:style-name="Strong_20_Emphasis"><text:span text:style-name="T3">ZIP без сжатия</text:span></text:span><text:span text:style-name="T2">. Только указанный формат.</text:span></text:p>
          </text:list-item>
          <text:list-item>
            <text:p text:style-name="P2"><text:span text:style-name="T2">Назовите архив по шаблону: </text:span><text:span text:style-name="Strong_20_Emphasis"><text:span text:style-name="T3">id_студента-название_проекта.zip</text:span></text:span><text:span text:style-name="T2">. Например: </text:span><text:span text:style-name="Source_20_Text"><text:span text:style-name="T4">11111-fitfriends.zip</text:span></text:span><text:span text:style-name="T2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2">Размер архива должен быть </text:span><text:span text:style-name="Strong_20_Emphasis"><text:span text:style-name="T3">не более 50 мб</text:span></text:span><text:span text:style-name="T2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5">Без реализации данных требований проект проверяться не будет!</text:span></text:p>
        <text:p text:style-name="P5"><text:bookmark text:name="tekhnicheskoe-zadanie"/><text:span text:style-name="T2">Техническое задание - Первая итерация</text:span></text:p>
        <text:p text:style-name="P5"><text:span text:style-name="Strong_20_Emphasis"><text:span text:style-name="T3">FitFriends</text:span></text:span><text:span text:style-name="T2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6" text:outline-level="3"><text:bookmark text:name="zadacha-proekta"/>Задача проекта</text:h>
        <text:list text:style-name="L2">
          <text:list-item>
            <text:p text:style-name="P7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7">Вёрстка проекта предоставляется готовой в сборке Vite.</text:p>
          </text:list-item>
          <text:list-item>
            <text:p text:style-name="P7">Для разработки применяются технологии, перечисленные в разделе «Технические требования».</text:p>
          </text:list-item>
          <text:list-item>
            <text:p text:style-name="P7">Применение дополнительных инструментов, не указанных в списке, допускается.</text:p>
          </text:list-item>
        </text:list>
        <text:h text:style-name="P6" text:outline-level="3"><text:bookmark text:name="pervaya-iteratsiya Копия 2"/>Первая итерация</text:h>
        <text:p text:style-name="P8">На первой итерации предстоит работа над страницами проекта:</text:p>
        <text:list text:style-name="L3">
          <text:list-item>
            <text:p text:style-name="P9">Регистрация</text:p>
          </text:list-item>
          <text:list-item>
            <text:p text:style-name="P9">Опросник пользователя</text:p>
          </text:list-item>
          <text:list-item>
            <text:p text:style-name="P9">Вход</text:p>
          </text:list-item>
          <text:list-item>
            <text:p text:style-name="P9">Главная</text:p>
          </text:list-item>
          <text:list-item>
            <text:p text:style-name="P9">Личный кабинет пользователя</text:p>
            <text:list>
              <text:list-item>
                <text:p text:style-name="P10">Мои покупки (список купленных тренировок)</text:p>
              </text:list-item>
            </text:list>
          </text:list-item>
          <text:list-item>
            <text:p text:style-name="P9">Каталог тренировок (все доступные пользователю тренировки)</text:p>
          </text:list-item>
          <text:list-item>
            <text:p text:style-name="P9">Карточка тренировки (отдельная страница с материалами тренировки)</text:p>
          </text:list-item>
        </text:list>
        <text:p text:style-name="P8">Попапы:</text:p>
        <text:list text:style-name="L4">
          <text:list-item>
            <text:p text:style-name="P11">отзывы о тренировке;</text:p>
          </text:list-item>
          <text:list-item>
            <text:p text:style-name="P11">покупка тренировки</text:p>
          </text:list-item>
        </text:list>
        <text:p text:style-name="P12"><text:span text:style-name="Strong_20_Emphasis"><text:span text:style-name="T3">Дополнительные задания итерации</text:span></text:span></text:p>
        <text:p text:style-name="P8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3">Работа с микросервисной архитектурой</text:p>
          </text:list-item>
          <text:list-item>
            <text:p text:style-name="P14">Опросник для рекомендаций пользователю</text:p>
          </text:list-item>
        </text:list>
        <text:h text:style-name="P15" text:outline-level="2"><text:bookmark text:name="tekhnicheskie-trebovaniya"/><text:soft-page-break/>Технические требования</text:h>
        <text:h text:style-name="P15" text:outline-level="2"><text:bookmark text:name="servis-api"/>Сервис API</text:h>
        <text:p text:style-name="P12"><text:span text:style-name="Strong_20_Emphasis"><text:span text:style-name="T3">Результатом вашей работы должны быть:</text:span></text:span></text:p>
        <text:list text:style-name="L6">
          <text:list-item>
            <text:p text:style-name="P16"><text:span text:style-name="T2">Подготовлена общая инфраструктура проекта: </text:span><text:span text:style-name="Source_20_Text"><text:span text:style-name="T4">docker-compose</text:span></text:span><text:span text:style-name="T2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7">Реализованы все сценарии раздела Пользователь. Реализована полная поддержка JWT.</text:p>
          </text:list-item>
          <text:list-item>
            <text:p text:style-name="P17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7">Реализованы все сценарии раздела Личный кабинет пользователя:</text:p>
            <text:list>
              <text:list-item>
                <text:p text:style-name="P18">список купленных тренировок,</text:p>
              </text:list-item>
              <text:list-item>
                <text:p text:style-name="P17">баланс пользователя.</text:p>
              </text:list-item>
            </text:list>
          </text:list-item>
          <text:list-item>
            <text:p text:style-name="P17">Реализованы сценарии раздела Отзывы</text:p>
          </text:list-item>
          <text:list-item>
            <text:p text:style-name="P17">Реализованы сценарии раздела Каталог тренировок</text:p>
          </text:list-item>
          <text:list-item>
            <text:p text:style-name="P17">Реализовать сценарии раздела Тренировка</text:p>
          </text:list-item>
          <text:list-item>
            <text:p text:style-name="P17">Реализовать сценарии раздела Покупка (заказ)</text:p>
          </text:list-item>
          <text:list-item>
            <text:p text:style-name="P17">Реализованы сценарии дополнительного задания</text:p>
          </text:list-item>
        </text:list>
        <text:h text:style-name="P15" text:outline-level="2"><text:bookmark text:name="predmetnaya-oblast"/>Предметная область</text:h>
        <text:p text:style-name="P12"><text:span text:style-name="T2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4">5-10</text:span></text:span><text:span text:style-name="T2"> сущностей каждого вида обязательна.</text:span></text:p>
        <text:h text:style-name="P6" text:outline-level="3"><text:bookmark text:name="polzovatel"/>Пользователь</text:h>
        <text:p text:style-name="P12"><text:span text:style-name="Strong_20_Emphasis"><text:span text:style-name="T3">Пользователь представлен набором информации:</text:span></text:span></text:p>
        <text:list text:style-name="L7">
          <text:list-item>
            <text:p text:style-name="P19"><text:span text:style-name="Strong_20_Emphasis"><text:span text:style-name="T3">Имя</text:span></text:span><text:span text:style-name="T2">. Имя пользователя. Например: </text:span><text:span text:style-name="Source_20_Text"><text:span text:style-name="T4">Иван</text:span></text:span><text:span text:style-name="T2">. Ограничения: обязательно для заполнения; минимальная длина </text:span><text:span text:style-name="Source_20_Text"><text:span text:style-name="T4">1</text:span></text:span><text:span text:style-name="T2"> символ; максимальная длина </text:span><text:span text:style-name="Source_20_Text"><text:span text:style-name="T4">15</text:span></text:span><text:span text:style-name="T2"> символов; только буквы русского/английского алфавита.</text:span></text:p>
          </text:list-item>
          <text:list-item>
            <text:p text:style-name="P19"><text:span text:style-name="Strong_20_Emphasis"><text:span text:style-name="T3">Электронная почта</text:span></text:span><text:span text:style-name="T2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19"><text:span text:style-name="Strong_20_Emphasis"><text:span text:style-name="T3">Аватар пользователя</text:span></text:span><text:span text:style-name="T2">. Ограничения: изображение в формате </text:span><text:span text:style-name="Source_20_Text"><text:span text:style-name="T4">.jpg</text:span></text:span><text:span text:style-name="T2"> или </text:span><text:span text:style-name="Source_20_Text"><text:span text:style-name="T4">.png</text:span></text:span><text:span text:style-name="T2">; максимальный размер изображения </text:span><text:span text:style-name="Source_20_Text"><text:span text:style-name="T4">1 мегабайт</text:span></text:span><text:span text:style-name="T2">.</text:span></text:p>
          </text:list-item>
          <text:list-item>
            <text:p text:style-name="P19"><text:span text:style-name="Strong_20_Emphasis"><text:span text:style-name="T3">Пароль</text:span></text:span><text:span text:style-name="T2">. Ограничения: обязательно для заполнения; минимальная длина </text:span><text:span text:style-name="Source_20_Text"><text:span text:style-name="T4">6</text:span></text:span><text:span text:style-name="T2"> символов; максимальная длина </text:span><text:span text:style-name="Source_20_Text"><text:span text:style-name="T4">12</text:span></text:span><text:span text:style-name="T2"> символов.</text:span></text:p>
          </text:list-item>
          <text:list-item>
            <text:p text:style-name="P19"><text:span text:style-name="Strong_20_Emphasis"><text:span text:style-name="T3">Пол</text:span></text:span><text:span text:style-name="T2">. Ограничения: обязательно для заполнения. Одно из трёх значений: </text:span><text:span text:style-name="Source_20_Text"><text:span text:style-name="T4">женский</text:span></text:span><text:span text:style-name="T2">, </text:span><text:span text:style-name="Source_20_Text"><text:span text:style-name="T4">мужской</text:span></text:span><text:span text:style-name="T2"> и </text:span><text:span text:style-name="Source_20_Text"><text:span text:style-name="T4">неважно</text:span></text:span><text:span text:style-name="T2">.</text:span></text:p>
          </text:list-item>
          <text:list-item>
            <text:p text:style-name="P19"><text:span text:style-name="Strong_20_Emphasis"><text:span text:style-name="T3">Дата рождения</text:span></text:span><text:span text:style-name="T2">. Ограничения: дата рождения включает день, месяц и год; необязательно для заполнения.</text:span></text:p>
          </text:list-item>
          <text:list-item>
            <text:p text:style-name="P19"><text:span text:style-name="Strong_20_Emphasis"><text:span text:style-name="T3">Описание</text:span></text:span><text:span text:style-name="T2">. Текст с общей информацией. Минимальная длина </text:span><text:span text:style-name="Source_20_Text"><text:span text:style-name="T4">10</text:span></text:span><text:span text:style-name="T2"> символ. Максимальная длина: </text:span><text:span text:style-name="Source_20_Text"><text:span text:style-name="T4">140</text:span></text:span><text:span text:style-name="T2"> символов.</text:span></text:p>
          </text:list-item>
          <text:list-item>
            <text:p text:style-name="P19"><text:span text:style-name="Strong_20_Emphasis"><text:span text:style-name="T3">Локация</text:span></text:span><text:span text:style-name="T2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19"><text:span text:style-name="Strong_20_Emphasis"><text:span text:style-name="T3">Изображение для страницы</text:span></text:span><text:span text:style-name="T2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4">jpg</text:span></text:span><text:span text:style-name="T2">/</text:span><text:span text:style-name="Source_20_Text"><text:span text:style-name="T4">png</text:span></text:span><text:span text:style-name="T2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19"><text:span text:style-name="Strong_20_Emphasis"><text:span text:style-name="T3">Дата создания</text:span></text:span><text:span text:style-name="T2">. Дата создания пользователя в системе. Заполняется автоматически.</text:span></text:p>
          </text:list-item>
        </text:list>
        <text:p text:style-name="P20"><text:span text:style-name="T2"/></text:p>
        <text:p text:style-name="P20"><text:span text:style-name="T2"/></text:p>
        <text:p text:style-name="P20"><text:span text:style-name="T2"/></text:p>
        <text:p text:style-name="P12"><text:soft-page-break/><text:span text:style-name="Strong_20_Emphasis"><text:span text:style-name="T3">Дополнительное задание</text:span></text:span></text:p>
        <text:p text:style-name="P12"><text:span text:style-name="Source_20_Text"><text:span text:style-name="T4">Пользователь</text:span></text:span><text:span text:style-name="T2">. Дополнительная информация (опросник) — сущность результат </text:span><text:span text:style-name="Source_20_Text"><text:span text:style-name="T4">Опроса</text:span></text:span><text:span text:style-name="T2">:</text:span></text:p>
        <text:list text:style-name="L8">
          <text:list-item>
            <text:p text:style-name="P21"><text:span text:style-name="Strong_20_Emphasis"><text:span text:style-name="T3">Уровень подготовки</text:span></text:span><text:span text:style-name="T2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4">новичок</text:span></text:span><text:span text:style-name="T2">, </text:span><text:span text:style-name="Source_20_Text"><text:span text:style-name="T4">любитель</text:span></text:span><text:span text:style-name="T2">, </text:span><text:span text:style-name="Source_20_Text"><text:span text:style-name="T4">профессионал</text:span></text:span><text:span text:style-name="T2">.</text:span></text:p>
          </text:list-item>
          <text:list-item>
            <text:p text:style-name="P21"><text:span text:style-name="Strong_20_Emphasis"><text:span text:style-name="T3">Тип тренировок</text:span></text:span><text:span text:style-name="T2">. Ограничения: обязательно для заполнения; допустимые значения: </text:span><text:span text:style-name="Source_20_Text"><text:span text:style-name="T4">йога</text:span></text:span><text:span text:style-name="T2">, </text:span><text:span text:style-name="Source_20_Text"><text:span text:style-name="T4">бег</text:span></text:span><text:span text:style-name="T2">, </text:span><text:span text:style-name="Source_20_Text"><text:span text:style-name="T4">бокс</text:span></text:span><text:span text:style-name="T2">, </text:span><text:span text:style-name="Source_20_Text"><text:span text:style-name="T4">стрейчинг</text:span></text:span><text:span text:style-name="T2">, </text:span><text:span text:style-name="Source_20_Text"><text:span text:style-name="T4">кроссфит</text:span></text:span><text:span text:style-name="T2">, </text:span><text:span text:style-name="Source_20_Text"><text:span text:style-name="T4">аэробика</text:span></text:span><text:span text:style-name="T2">, </text:span><text:span text:style-name="Source_20_Text"><text:span text:style-name="T4">пилатес</text:span></text:span><text:span text:style-name="T2">; одновременно может быть выбрано не больше трёх значений.</text:span></text:p>
          </text:list-item>
          <text:list-item>
            <text:p text:style-name="P21"><text:span text:style-name="Strong_20_Emphasis"><text:span text:style-name="T3">Время на тренировку</text:span></text:span><text:span text:style-name="T2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4">10-30 мин</text:span></text:span><text:span text:style-name="T2">, ``30-50 мин</text:span><text:span text:style-name="Source_20_Text"><text:span text:style-name="T4">, </text:span></text:span><text:span text:style-name="T2">50-80 мин</text:span><text:span text:style-name="Source_20_Text"><text:span text:style-name="T4">, </text:span></text:span><text:span text:style-name="T2">80-100 мин`.</text:span></text:p>
          </text:list-item>
          <text:list-item>
            <text:p text:style-name="P21"><text:span text:style-name="Strong_20_Emphasis"><text:span text:style-name="T3">Количество калорий для сброса</text:span></text:span><text:span text:style-name="T2">. Ограничения: обязательно для заполнения; минимальное значение </text:span><text:span text:style-name="Source_20_Text"><text:span text:style-name="T4">1000</text:span></text:span><text:span text:style-name="T2">, максимально значение </text:span><text:span text:style-name="Source_20_Text"><text:span text:style-name="T4">5000</text:span></text:span><text:span text:style-name="T2">; только целые числа.</text:span></text:p>
          </text:list-item>
          <text:list-item>
            <text:p text:style-name="P21"><text:span text:style-name="Strong_20_Emphasis"><text:span text:style-name="T3">Количество калорий для траты в день</text:span></text:span><text:span text:style-name="T2">. Ограничения: обязательно для заполнения; минимальное значение </text:span><text:span text:style-name="Source_20_Text"><text:span text:style-name="T4">1000</text:span></text:span><text:span text:style-name="T2">; максимальное значение: </text:span><text:span text:style-name="Source_20_Text"><text:span text:style-name="T4">5000</text:span></text:span><text:span text:style-name="T2">; только целые числа.</text:span></text:p>
          </text:list-item>
          <text:list-item>
            <text:p text:style-name="P21"><text:span text:style-name="Strong_20_Emphasis"><text:span text:style-name="T3">Готовность к тренировке</text:span></text:span><text:span text:style-name="T2">. Флаг, указывающий готовность пользователя к приглашениям на тренировку.</text:span></text:p>
          </text:list-item>
        </text:list>
        <text:h text:style-name="P6" text:outline-level="3"><text:bookmark text:name="balans-polzovatelya"/>Баланс пользователя</text:h>
        <text:p text:style-name="P8">Хранит информацию о купленных тренировках пользователя.</text:p>
        <text:p text:style-name="P8">Набор информации для хранения:</text:p>
        <text:list text:style-name="L9">
          <text:list-item>
            <text:p text:style-name="P22">Тренировка;</text:p>
          </text:list-item>
          <text:list-item>
            <text:p text:style-name="P22">Количество доступных тренировок;</text:p>
          </text:list-item>
        </text:list>
        <text:h text:style-name="P6" text:outline-level="3"><text:bookmark text:name="otziv"/>Отзыв</text:h>
        <text:p text:style-name="P8">Отзыв представлен набором информации:</text:p>
        <text:list text:style-name="L10">
          <text:list-item>
            <text:p text:style-name="P23"><text:span text:style-name="Strong_20_Emphasis"><text:span text:style-name="T3">Автор отзыва</text:span></text:span><text:span text:style-name="T2">. Информация об авторе отзыва. Ограничения: существующий пользователь в системе;</text:span></text:p>
          </text:list-item>
          <text:list-item>
            <text:p text:style-name="P23"><text:span text:style-name="Strong_20_Emphasis"><text:span text:style-name="T3">Тренировка</text:span></text:span><text:span text:style-name="T2">. Ограничения: существующая тренировка в системе;</text:span></text:p>
          </text:list-item>
          <text:list-item>
            <text:p text:style-name="P23"><text:span text:style-name="Strong_20_Emphasis"><text:span text:style-name="T3">Оценка</text:span></text:span><text:span text:style-name="T2">. Оценка от </text:span><text:span text:style-name="Source_20_Text"><text:span text:style-name="T4">1</text:span></text:span><text:span text:style-name="T2"> до </text:span><text:span text:style-name="Source_20_Text"><text:span text:style-name="T4">5</text:span></text:span><text:span text:style-name="T2"> (включительно). Ограничения: только целые числа; числа в диапазоне от </text:span><text:span text:style-name="Source_20_Text"><text:span text:style-name="T4">1</text:span></text:span><text:span text:style-name="T2"> до </text:span><text:span text:style-name="Source_20_Text"><text:span text:style-name="T4">5</text:span></text:span><text:span text:style-name="T2"> (включительно).</text:span></text:p>
          </text:list-item>
          <text:list-item>
            <text:p text:style-name="P23"><text:span text:style-name="Strong_20_Emphasis"><text:span text:style-name="T3">Текст отзыва</text:span></text:span><text:span text:style-name="T2">. Ограничения: обязательно для заполнения; минимум </text:span><text:span text:style-name="Source_20_Text"><text:span text:style-name="T4">100</text:span></text:span><text:span text:style-name="T2"> символов; максимум </text:span><text:span text:style-name="Source_20_Text"><text:span text:style-name="T4">1024</text:span></text:span><text:span text:style-name="T2"> символа.</text:span></text:p>
          </text:list-item>
          <text:list-item>
            <text:p text:style-name="P23"><text:span text:style-name="Strong_20_Emphasis"><text:span text:style-name="T3">Дата создания отзыва</text:span></text:span><text:span text:style-name="T2">. Ограничения: обязательно для заполнения.</text:span></text:p>
          </text:list-item>
        </text:list>
        <text:h text:style-name="P6" text:outline-level="3"><text:bookmark text:name="trenirovka"/>Тренировка</text:h>
        <text:p text:style-name="P8">Тренировка представлена набором информации:</text:p>
        <text:list text:style-name="L11">
          <text:list-item>
            <text:p text:style-name="P24"><text:span text:style-name="Strong_20_Emphasis"><text:span text:style-name="T3">Название тренировки</text:span></text:span><text:span text:style-name="T2">. Ограничения: обязательно для заполнения; минимальная длина </text:span><text:span text:style-name="Source_20_Text"><text:span text:style-name="T4">1</text:span></text:span><text:span text:style-name="T2"> символ, максимальная длина </text:span><text:span text:style-name="Source_20_Text"><text:span text:style-name="T4">15</text:span></text:span><text:span text:style-name="T2"> символов.</text:span></text:p>
          </text:list-item>
          <text:list-item>
            <text:p text:style-name="P24"><text:span text:style-name="Strong_20_Emphasis"><text:span text:style-name="T3">Фоновое изображение</text:span></text:span><text:span text:style-name="T2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4">jpg</text:span></text:span><text:span text:style-name="T2">/</text:span><text:span text:style-name="Source_20_Text"><text:span text:style-name="T4">png</text:span></text:span><text:span text:style-name="T2">. Список фоновых изображений предопределён (берутся из макета).</text:span></text:p>
          </text:list-item>
          <text:list-item>
            <text:p text:style-name="P24"><text:span text:style-name="Strong_20_Emphasis"><text:span text:style-name="T3">Уровень</text:span></text:span><text:span text:style-name="T2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4">новичок</text:span></text:span><text:span text:style-name="T2">, </text:span><text:span text:style-name="Source_20_Text"><text:span text:style-name="T4">любитель</text:span></text:span><text:span text:style-name="T2">, </text:span><text:span text:style-name="Source_20_Text"><text:span text:style-name="T4">профессионал</text:span></text:span><text:span text:style-name="T2">; только одно значение из перечисленных.</text:span></text:p>
          </text:list-item>
          <text:list-item>
            <text:p text:style-name="P24"><text:soft-page-break/><text:span text:style-name="Strong_20_Emphasis"><text:span text:style-name="T3">Тип тренировки</text:span></text:span><text:span text:style-name="T2">. Ограничения: обязательно для заполнения; одно значение из списка: </text:span><text:span text:style-name="Source_20_Text"><text:span text:style-name="T4">йога</text:span></text:span><text:span text:style-name="T2">, </text:span><text:span text:style-name="Source_20_Text"><text:span text:style-name="T4">бег</text:span></text:span><text:span text:style-name="T2">, </text:span><text:span text:style-name="Source_20_Text"><text:span text:style-name="T4">бокс</text:span></text:span><text:span text:style-name="T2">, </text:span><text:span text:style-name="Source_20_Text"><text:span text:style-name="T4">стрейчинг</text:span></text:span><text:span text:style-name="T2">, </text:span><text:span text:style-name="Source_20_Text"><text:span text:style-name="T4">кроссфит</text:span></text:span><text:span text:style-name="T2">, </text:span><text:span text:style-name="Source_20_Text"><text:span text:style-name="T4">аэробика</text:span></text:span><text:span text:style-name="T2">, </text:span><text:span text:style-name="Source_20_Text"><text:span text:style-name="T4">пилатес</text:span></text:span><text:span text:style-name="T2">.</text:span></text:p>
          </text:list-item>
          <text:list-item>
            <text:p text:style-name="P24"><text:span text:style-name="Strong_20_Emphasis"><text:span text:style-name="T3">Длительность тренировки</text:span></text:span><text:span text:style-name="T2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4">10-30 мин</text:span></text:span><text:span text:style-name="T2">, </text:span><text:span text:style-name="Source_20_Text"><text:span text:style-name="T4">30-50 мин</text:span></text:span><text:span text:style-name="T2">, </text:span><text:span text:style-name="Source_20_Text"><text:span text:style-name="T4">50-80 мин</text:span></text:span><text:span text:style-name="T2">, </text:span><text:span text:style-name="Source_20_Text"><text:span text:style-name="T4">80-100 мин</text:span></text:span><text:span text:style-name="T2">.</text:span></text:p>
          </text:list-item>
          <text:list-item>
            <text:p text:style-name="P24"><text:span text:style-name="Strong_20_Emphasis"><text:span text:style-name="T3">Цена</text:span></text:span><text:span text:style-name="T2">. Стоимость тренировки в рублях. Ограничения: целые числа; число больше или равно </text:span><text:span text:style-name="Source_20_Text"><text:span text:style-name="T4">0</text:span></text:span><text:span text:style-name="T2">. Значение </text:span><text:span text:style-name="Source_20_Text"><text:span text:style-name="T4">0</text:span></text:span><text:span text:style-name="T2"> подразумевает бесплатную тренировку.</text:span></text:p>
          </text:list-item>
          <text:list-item>
            <text:p text:style-name="P24"><text:span text:style-name="Strong_20_Emphasis"><text:span text:style-name="T3">Количество калорий</text:span></text:span><text:span text:style-name="T2">. Ограничения: обязательно для заполнения; минимальное значение </text:span><text:span text:style-name="Source_20_Text"><text:span text:style-name="T4">1000</text:span></text:span><text:span text:style-name="T2">, максимально значение </text:span><text:span text:style-name="Source_20_Text"><text:span text:style-name="T4">5000</text:span></text:span><text:span text:style-name="T2">; только целые числа.</text:span></text:p>
          </text:list-item>
          <text:list-item>
            <text:p text:style-name="P24"><text:span text:style-name="Strong_20_Emphasis"><text:span text:style-name="T3">Описание</text:span></text:span><text:span text:style-name="T2">. Описание тренировки. Ограничения: обязательно для заполнения; минимальная длина </text:span><text:span text:style-name="Source_20_Text"><text:span text:style-name="T4">10</text:span></text:span><text:span text:style-name="T2"> символов; максимальная длина </text:span><text:span text:style-name="Source_20_Text"><text:span text:style-name="T4">140</text:span></text:span><text:span text:style-name="T2"> символов.</text:span></text:p>
          </text:list-item>
          <text:list-item>
            <text:p text:style-name="P24"><text:span text:style-name="Strong_20_Emphasis"><text:span text:style-name="T3">Пол</text:span></text:span><text:span text:style-name="T2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4">для женщин</text:span></text:span><text:span text:style-name="T2">, </text:span><text:span text:style-name="Source_20_Text"><text:span text:style-name="T4">для мужчин</text:span></text:span><text:span text:style-name="T2"> и </text:span><text:span text:style-name="Source_20_Text"><text:span text:style-name="T4">для всех</text:span></text:span><text:span text:style-name="T2">.</text:span></text:p>
          </text:list-item>
          <text:list-item>
            <text:p text:style-name="P24"><text:span text:style-name="Strong_20_Emphasis"><text:span text:style-name="T3">Видео тренировки</text:span></text:span><text:span text:style-name="T2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4">mov</text:span></text:span><text:span text:style-name="T2">/</text:span><text:span text:style-name="Source_20_Text"><text:span text:style-name="T4">avi</text:span></text:span><text:span text:style-name="T2">/</text:span><text:span text:style-name="Source_20_Text"><text:span text:style-name="T4">mp4</text:span></text:span><text:span text:style-name="T2">.</text:span></text:p>
          </text:list-item>
          <text:list-item>
            <text:p text:style-name="P24"><text:span text:style-name="Strong_20_Emphasis"><text:span text:style-name="T3">Рейтинг тренировки</text:span></text:span><text:span text:style-name="T2">. Рейтинг тренировки. Рассчитывается автоматически на основании пользователей. По умолчанию значение </text:span><text:span text:style-name="Source_20_Text"><text:span text:style-name="T4">0</text:span></text:span><text:span text:style-name="T2">.</text:span></text:p>
          </text:list-item>
          <text:list-item>
            <text:p text:style-name="P24"><text:span text:style-name="Strong_20_Emphasis"><text:span text:style-name="T3">Тренер</text:span></text:span><text:span text:style-name="T2">. Тренер, создатель тренировки. Например: </text:span><text:span text:style-name="Source_20_Text"><text:span text:style-name="T4">Иван</text:span></text:span><text:span text:style-name="T2">. Ограничения: обязательно для заполнения; минимальная длина </text:span><text:span text:style-name="Source_20_Text"><text:span text:style-name="T4">1</text:span></text:span><text:span text:style-name="T2"> символ; максимальная длина </text:span><text:span text:style-name="Source_20_Text"><text:span text:style-name="T4">15</text:span></text:span><text:span text:style-name="T2"> символов; только буквы русского/английского алфавита.</text:span></text:p>
          </text:list-item>
          <text:list-item>
            <text:p text:style-name="P24"><text:span text:style-name="Strong_20_Emphasis"><text:span text:style-name="T3">Признак специального предложения</text:span></text:span><text:span text:style-name="T2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6" text:outline-level="3"><text:bookmark text:name="zakaz-(pokupka)"/>Заказ (покупка)</text:h>
        <text:p text:style-name="P8">Заказ тренировки представлен набором информации:</text:p>
        <text:list text:style-name="L12">
          <text:list-item>
            <text:p text:style-name="P25"><text:span text:style-name="Strong_20_Emphasis"><text:span text:style-name="T3">Вид покупки</text:span></text:span><text:span text:style-name="T2">. Ограничения: обязательно для заполнения; </text:span><text:span text:style-name="Source_20_Text"><text:span text:style-name="T4">абонемент</text:span></text:span><text:span text:style-name="T2">.</text:span></text:p>
          </text:list-item>
          <text:list-item>
            <text:p text:style-name="P25"><text:span text:style-name="Strong_20_Emphasis"><text:span text:style-name="T3">Услуга</text:span></text:span><text:span text:style-name="T2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5"><text:span text:style-name="Strong_20_Emphasis"><text:span text:style-name="T3">Цена тренировки</text:span></text:span><text:span text:style-name="T2">. Стоимость приобретённой тренировки на момент покупки.</text:span></text:p>
          </text:list-item>
          <text:list-item>
            <text:p text:style-name="P25"><text:span text:style-name="Strong_20_Emphasis"><text:span text:style-name="T3">Количество</text:span></text:span><text:span text:style-name="T2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4">1</text:span></text:span><text:span text:style-name="T2">, максимальное </text:span><text:span text:style-name="Source_20_Text"><text:span text:style-name="T4">50</text:span></text:span><text:span text:style-name="T2">.</text:span></text:p>
          </text:list-item>
          <text:list-item>
            <text:p text:style-name="P25"><text:span text:style-name="Strong_20_Emphasis"><text:span text:style-name="T3">Сумма заказа</text:span></text:span><text:span text:style-name="T2">. Стоимость заказа. Рассчитывается по формуле: </text:span><text:span text:style-name="Source_20_Text"><text:span text:style-name="T4">количество * цена тренировки</text:span></text:span><text:span text:style-name="T2">.</text:span></text:p>
          </text:list-item>
          <text:list-item>
            <text:p text:style-name="P25"><text:span text:style-name="Strong_20_Emphasis"><text:span text:style-name="T3">Способ оплаты</text:span></text:span><text:span text:style-name="T2">. Вариант оплаты заказа. Ограничения: обязательно для заполнения; один из вариантов: </text:span><text:span text:style-name="Source_20_Text"><text:span text:style-name="T4">visa</text:span></text:span><text:span text:style-name="T2">, </text:span><text:span text:style-name="Source_20_Text"><text:span text:style-name="T4">mir</text:span></text:span><text:span text:style-name="T2">, </text:span><text:span text:style-name="Source_20_Text"><text:span text:style-name="T4">umoney</text:span></text:span><text:span text:style-name="T2">.</text:span></text:p>
          </text:list-item>
          <text:list-item>
            <text:p text:style-name="P25"><text:span text:style-name="Strong_20_Emphasis"><text:span text:style-name="T3">Дата создания заказа</text:span></text:span><text:span text:style-name="T2">. Дата и время создания заказа.</text:span></text:p>
          </text:list-item>
        </text:list>
        <text:h text:style-name="P15" text:outline-level="2"><text:bookmark text:name="nachalnoe-napolnenie-bazi"/>Начальное наполнение базы</text:h>
        <text:h text:style-name="P15" text:outline-level="2"><text:bookmark text:name="stsenarii"/>Сценарии</text:h>
        <text:h text:style-name="P6" text:outline-level="3"><text:bookmark text:name="obshchie-trebovaniya--k-stsenariyam"/>Общие требования к сценариям</text:h>
        <text:h text:style-name="P26" text:outline-level="4"><text:bookmark text:name="1.-obshchie-trebovaniya"/>1. Общие требования</text:h>
        <text:p text:style-name="P8">1.1. Данные, полученные от клиента, всегда проверяются перед использованием (валидируются).</text:p>
        <text:p text:style-name="P12"><text:soft-page-break/><text:span text:style-name="T2">1.2. В случае обнаружения ошибок, клиенту отправляется соответствующий код ответа (</text:span><text:span text:style-name="Source_20_Text"><text:span text:style-name="T4">400</text:span></text:span><text:span text:style-name="T2">) и список ошибок валидации.</text:span></text:p>
        <text:p text:style-name="P8">1.3. Изображения, а также файлы, полученные от клиента могут храниться как в файловой системе, так и в базе данных.</text:p>
        <text:p text:style-name="P12"><text:span text:style-name="T2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4">bcrypt</text:span></text:span><text:span text:style-name="T2">.</text:span></text:p>
        <text:p text:style-name="P8">1.5. Сервис никогда не возвращает конфиденциальных данных. Например, пароли.</text:p>
        <text:p text:style-name="P8">1.6. Для описания контрактов применяются DTO/RDO объекты.</text:p>
        <text:p text:style-name="P8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8">Некорректные данные или нехватка обязательных данных приводят к остановке приложения и выводу информации об ошибках.</text:p>
        <text:p text:style-name="P8">1.8. В коде приложения не должно быть «зашито» конфиденциальных данных (пароли, секреты и так далее).</text:p>
        <text:p text:style-name="P12"><text:span text:style-name="T2">1.9. Для каждого ресурса предусмотрен файл </text:span><text:span text:style-name="Source_20_Text"><text:span text:style-name="T4">[service_name].http</text:span></text:span><text:span text:style-name="T2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8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2"><text:span text:style-name="T2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4">50</text:span></text:span><text:span text:style-name="T2"> элементов коллекции. Клиент может уменьшить это количество, передав дополнительный параметр. Увеличить нельзя.</text:span></text:p>
        <text:p text:style-name="P12"><text:span text:style-name="T2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4">50</text:span></text:span><text:span text:style-name="T2"> записей.</text:span></text:p>
        <text:p text:style-name="P8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8">1.14. Фильтрация и сортировка происходят на стороне сервера.</text:p>
        <text:h text:style-name="P26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7">Регистрация пользователя</text:p>
            <text:list>
              <text:list-item>
                <text:p text:style-name="P28">Регистрация доступна только анонимным клиентам.</text:p>
              </text:list-item>
              <text:list-item>
                <text:p text:style-name="P28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28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7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7"/>
              </text:list-item>
            </text:list>
          </text:list-item>
          <text:list-item>
            <text:p text:style-name="P27"><text:soft-page-break/>Вход в систему</text:p>
            <text:list>
              <text:list-item>
                <text:p text:style-name="P29">Для ограничение доступа пользователей используются JWT (JSON WebTokens).</text:p>
              </text:list-item>
              <text:list-item>
                <text:p text:style-name="P27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29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29">В сервисе реализована поддержка Access Token и Refresh Token.</text:p>
              </text:list-item>
              <text:list-item>
                <text:p text:style-name="P30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29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27">Сервис предусматривает сценарий отзыва Refresh Token.</text:p>
              </text:list-item>
              <text:list-item>
                <text:p text:style-name="P30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6" text:outline-level="4"><text:bookmark text:name="2.-realizovani-stsenarii-razdela-lichnii-kabinet"/>2. Реализованы сценарии раздела Личный кабинет</text:h>
        <text:h text:style-name="P31" text:outline-level="5"><text:bookmark text:name="lichnii-kabinet-polzovatelya"/>Личный кабинет пользователя</text:h>
        <text:list text:style-name="L14">
          <text:list-item>
            <text:p text:style-name="P32">Баланс пользователя</text:p>
            <text:list>
              <text:list-item>
                <text:p text:style-name="P33"><text:span text:style-name="T2">Баланс могут запрашивать только авторизованные </text:span><text:span text:style-name="Source_20_Text"><text:span text:style-name="T4">«Пользователь»</text:span></text:span><text:span text:style-name="T2">.</text:span></text:p>
              </text:list-item>
              <text:list-item>
                <text:p text:style-name="P32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2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2">Редактирование информации о пользователе</text:p>
            <text:list>
              <text:list-item>
                <text:p text:style-name="P32">Авторизованный клиент может обновить профиль своего пользователя в приложении.</text:p>
              </text:list-item>
              <text:list-item>
                <text:p text:style-name="P32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2">Клиент может обновить значения любых полей за исключением: электронная почта, пароль.</text:p>
              </text:list-item>
              <text:list-item>
                <text:p text:style-name="P32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6" text:outline-level="4"><text:bookmark text:name="3.-realizovani-stsenarii-razdela-otzivi"/>3. Реализованы сценарии раздела Отзывы</text:h>
        <text:h text:style-name="P31" text:outline-level="5"><text:bookmark text:name="otzivi"/>Отзывы</text:h>
        <text:list text:style-name="L15">
          <text:list-item>
            <text:p text:style-name="P34">Создание отзыва к тренировке</text:p>
            <text:list>
              <text:list-item>
                <text:p text:style-name="P35"><text:span text:style-name="T2">Отзывы к тренировке могут создавать только авторизованные клиенты с ролью </text:span><text:span text:style-name="Source_20_Text"><text:span text:style-name="T4">«Пользователь»</text:span></text:span><text:span text:style-name="T2">.</text:span></text:p>
              </text:list-item>
              <text:list-item>
                <text:p text:style-name="P36"><text:span text:style-name="T2">Для создания нового отзыва клиент передаёт набор информации, перечисленный в разделе </text:span><text:span text:style-name="Source_20_Text"><text:span text:style-name="T4">«Предметная область»</text:span></text:span><text:span text:style-name="T2"> -&gt; </text:span><text:span text:style-name="Source_20_Text"><text:span text:style-name="T4">«Отзыв»</text:span></text:span><text:span text:style-name="T2">. Дата проставляется автоматически.</text:span></text:p>
              </text:list-item>
            </text:list>
          </text:list-item>
        </text:list>
        <text:p text:style-name="P8">Тренировка указывается по её id</text:p>
        <text:list text:style-name="L16">
          <text:list-item>
            <text:p text:style-name="P37">В случае успешного создания отзыва, сервис возвращает объект созданного отзыва.</text:p>
          </text:list-item>
          <text:list-item>
            <text:p text:style-name="P37">Редактирование и удаление отзывов не предусмотрено.</text:p>
          </text:list-item>
          <text:list-item>
            <text:p text:style-name="P37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37">Список отзывов к тренировке</text:p>
          </text:list-item>
          <text:list-item>
            <text:p text:style-name="P37">Сервис предоставляет ресурс для получения списка отзывов для определённой тренировки по id.</text:p>
          </text:list-item>
          <text:list-item>
            <text:p text:style-name="P37">Запросить список отзывов к тренировкам может только авторизованный пользователь.</text:p>
          </text:list-item>
          <text:list-item>
            <text:p text:style-name="P38"><text:span text:style-name="T2">Каждый отзыв представлен набором информации, перечисленный в описании сущности </text:span><text:span text:style-name="Source_20_Text"><text:span text:style-name="T4">«Отзыв»</text:span></text:span><text:span text:style-name="T2">.</text:span></text:p>
          </text:list-item>
        </text:list>
        <text:h text:style-name="P26" text:outline-level="4"><text:bookmark text:name="4.-realizovani-stsenarii-razdela-trenirovka"/>4. Реализованы сценарии раздела Тренировка</text:h>
        <text:h text:style-name="P31" text:outline-level="5"><text:bookmark text:name="trenirovka Копия 2"/>Тренировка</text:h>
        <text:list text:style-name="L17">
          <text:list-item>
            <text:p text:style-name="P39">Создайте ресурс со списком тренировок в системе.</text:p>
          </text:list-item>
          <text:list-item>
            <text:p text:style-name="P39">Тренировки отсортированы от более подходящих к менее подходящим для пользователя</text:p>
          </text:list-item>
          <text:list-item>
            <text:p text:style-name="P39">В списке тренировок предусмотрена пагинация</text:p>
          </text:list-item>
          <text:list-item>
            <text:p text:style-name="P39">Детальная информация о тренировке</text:p>
          </text:list-item>
          <text:list-item>
            <text:p text:style-name="P39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0"><text:soft-page-break/><text:span text:style-name="T2">Детальная информация о тренировке содержит всю информацию, представленную в описании сущности </text:span><text:span text:style-name="Source_20_Text"><text:span text:style-name="T4">«Тренировка»</text:span></text:span><text:span text:style-name="T2">.</text:span></text:p>
          </text:list-item>
        </text:list>
        <text:h text:style-name="P26" text:outline-level="4"><text:bookmark text:name="5.-realizovat-stsenarii-razdela-pokupka-(zakaz)"/>5. Реализовать сценарии раздела покупка (заказ)</text:h>
        <text:h text:style-name="P31" text:outline-level="5"><text:bookmark text:name="pokupka-(zakaz)"/>Покупка (заказ)</text:h>
        <text:list text:style-name="L18">
          <text:list-item>
            <text:p text:style-name="P41">Создайте ресурс для заказа (покупки) тренировки.</text:p>
          </text:list-item>
          <text:list-item>
            <text:p text:style-name="P41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1">Создайте ресурс со списком всех покупок пользователя.</text:p>
          </text:list-item>
          <text:list-item>
            <text:p text:style-name="P41">Создайте ресурс для получения текущего баланса тренировок.</text:p>
          </text:list-item>
          <text:list-item>
            <text:p text:style-name="P41">Создайте ресурс для списания тренировок.</text:p>
          </text:list-item>
        </text:list>
        <text:h text:style-name="P15" text:outline-level="2"><text:bookmark text:name="stsenarii-dopolnitelnogo-zadaniya"/>Сценарии дополнительного задания</text:h>
        <text:h text:style-name="P6" text:outline-level="3"><text:bookmark text:name="1.-usloviya-nachalnogo-oprosa"/>1. Условия начального опроса</text:h>
        <text:list text:style-name="L19">
          <text:list-item>
            <text:p text:style-name="P42">Опрос</text:p>
            <text:p text:style-name="P43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4">Создайте ресурс для сохранения результата опроса при регистрации пользователя.</text:p>
              </text:list-item>
              <text:list-item>
                <text:p text:style-name="P45">Создайте ресурс для получения результатов опроса.</text:p>
              </text:list-item>
            </text:list>
            <text:p text:style-name="P46"><text:span text:style-name="Strong_20_Emphasis"><text:span text:style-name="T3">Если вы не релизуете опросник, то данные должны быть зафиксированы в таком виде</text:span></text:span><text:span text:style-name="T2">:</text:span></text:p>
            <text:list text:continue-numbering="true">
              <text:list-item>
                <text:p text:style-name="P44">калории для женщин 2300,</text:p>
              </text:list-item>
              <text:list-item>
                <text:p text:style-name="P44">калории для мужчины 3300,</text:p>
              </text:list-item>
              <text:list-item>
                <text:p text:style-name="P44">специализации выбраны все по умолчанию,</text:p>
              </text:list-item>
              <text:list-item>
                <text:p text:style-name="P44">уровень средний для всех пользователей,</text:p>
              </text:list-item>
              <text:list-item>
                <text:p text:style-name="P45">указанные данные редактировать нельзя.</text:p>
              </text:list-item>
            </text:list>
            <text:p text:style-name="P47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6" text:outline-level="3"><text:bookmark text:name="dokumentatsiya"/>Документация</text:h>
        <text:list text:style-name="L20">
          <text:list-item>
            <text:p text:style-name="P48"><text:span text:style-name="T2">В </text:span><text:span text:style-name="Source_20_Text"><text:span text:style-name="T4">description.md</text:span></text:span><text:span text:style-name="T2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48"><text:span text:style-name="T2">API задокументирован в формате </text:span><text:span text:style-name="Strong_20_Emphasis"><text:span text:style-name="T3">OpenAPI</text:span></text:span><text:span text:style-name="T2">. Это может быть отдельный файл </text:span><text:span text:style-name="Source_20_Text"><text:span text:style-name="T4">specification.yml</text:span></text:span><text:span text:style-name="T2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4">description.md</text:span></text:span><text:span text:style-name="T2">.</text:span></text:p>
          </text:list-item>
        </text:list>
        <text:h text:style-name="P15" text:outline-level="2"><text:bookmark text:name="frontend Копия 2"/>Фронтенд</text:h>
        <text:h text:style-name="P6" text:outline-level="3"><text:bookmark text:name="obshchie-trebovaniya:"/>Общие требования:</text:h>
        <text:list text:style-name="L21">
          <text:list-item>
            <text:p text:style-name="P49">Вёрстка для всех состояний страниц предоставляется.</text:p>
          </text:list-item>
          <text:list-item>
            <text:p text:style-name="P49">Адреса страниц остаются на усмотрение разработчика.</text:p>
          </text:list-item>
          <text:list-item>
            <text:p text:style-name="P49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49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49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0"><text:span text:style-name="T2">Для реализации слайдера допускается использовать любую свободную библиотеку, например, </text:span><text:span text:style-name="Source_20_Text"><text:span text:style-name="T4">swiper.js</text:span></text:span><text:span text:style-name="T2">.</text:span></text:p>
          </text:list-item>
          <text:list-item>
            <text:p text:style-name="P50"><text:soft-page-break/><text:span text:style-name="T2">Для подключения карт используются любая библиотека с открытым API (</text:span><text:span text:style-name="Source_20_Text"><text:span text:style-name="T4">Leaflet</text:span></text:span><text:span text:style-name="T2">, </text:span><text:span text:style-name="Source_20_Text"><text:span text:style-name="T4">Яндекс</text:span></text:span><text:span text:style-name="T2">, допускается использование </text:span><text:span text:style-name="Source_20_Text"><text:span text:style-name="T4">готовых react-компонентов</text:span></text:span></text:p>
          </text:list-item>
          <text:list-item>
            <text:p text:style-name="P49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49">Тестовое видео для проверки загрузки на отдельных страницах доступно в материалах задания.</text:p>
          </text:list-item>
          <text:list-item>
            <text:p text:style-name="P50"><text:span text:style-name="T2">В интерфейсе предусмотрены попапы. Любой попап можно закрыть с клавиатуры (</text:span><text:span text:style-name="Source_20_Text"><text:span text:style-name="T4">Escape</text:span></text:span><text:span text:style-name="T2">) и с помощью соответствующего элемента управления в самом попапе (</text:span><text:span text:style-name="Source_20_Text"><text:span text:style-name="T4">крестик</text:span></text:span><text:span text:style-name="T2">).</text:span></text:p>
          </text:list-item>
        </text:list>
        <text:h text:style-name="P15" text:outline-level="2"><text:bookmark text:name="opisanie-raboti-otdelnikh-stranits"/>Описание работы отдельных страниц</text:h>
        <text:h text:style-name="P6" text:outline-level="3"><text:bookmark text:name="razvodyashchaya"/>Разводящая</text:h>
        <text:list text:style-name="L22">
          <text:list-item>
            <text:p text:style-name="P51"><text:span text:style-name="T2">На странице расположены два элемента: кнопка </text:span><text:span text:style-name="Source_20_Text"><text:span text:style-name="T4">регистрация</text:span></text:span><text:span text:style-name="T2"> и ссылка </text:span><text:span text:style-name="Source_20_Text"><text:span text:style-name="T4">вход</text:span></text:span><text:span text:style-name="T2">. Клик по кнопке </text:span><text:span text:style-name="Source_20_Text"><text:span text:style-name="T4">регистрация</text:span></text:span><text:span text:style-name="T2"> перенаправляет на страницу «Регистрация». Переход по ссылке </text:span><text:span text:style-name="Source_20_Text"><text:span text:style-name="T4">вход</text:span></text:span><text:span text:style-name="T2"> перенаправляет пользователя на страницу «Вход».</text:span></text:p>
          </text:list-item>
          <text:list-item>
            <text:p text:style-name="P51"><text:span text:style-name="T2">Страница доступна только анонимным клиентам. Авторизованного пользователя перенаправляем на </text:span><text:span text:style-name="Source_20_Text"><text:span text:style-name="T4">Главную</text:span></text:span><text:span text:style-name="T2">.</text:span></text:p>
          </text:list-item>
        </text:list>
        <text:h text:style-name="P6" text:outline-level="3"><text:bookmark text:name="vkhod"/>Вход</text:h>
        <text:list text:style-name="L23">
          <text:list-item>
            <text:p text:style-name="P52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2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3"><text:span text:style-name="T2">Клик по кнопке </text:span><text:span text:style-name="Source_20_Text"><text:span text:style-name="T4">Продолжить</text:span></text:span><text:span text:style-name="T2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6" text:outline-level="3"><text:bookmark text:name="registratsiya"/>Регистрация</text:h>
        <text:list text:style-name="L24">
          <text:list-item>
            <text:p text:style-name="P54">Страница доступна анонимным клиентам.</text:p>
          </text:list-item>
          <text:list-item>
            <text:p text:style-name="P54">Авторизованный пользователь:</text:p>
            <text:list>
              <text:list-item>
                <text:p text:style-name="P55">«Пользователь» перенаправляется на «Главную страницу»;</text:p>
              </text:list-item>
              <text:list-item>
                <text:p text:style-name="P55">Все поля обязательны для заполнения.</text:p>
              </text:list-item>
              <text:list-item>
                <text:p text:style-name="P56"><text:span text:style-name="T2">После заполнения данных пользователь нажимает кнопку </text:span><text:span text:style-name="Source_20_Text"><text:span text:style-name="T4">Продолжить</text:span></text:span><text:span text:style-name="T2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6" text:outline-level="3"><text:bookmark text:name="oprosnik-«polzovatel»"/>Опросник «Пользователь»</text:h>
        <text:list text:style-name="L25">
          <text:list-item>
            <text:p text:style-name="P57">Страница доступна только авторизованным пользователям.</text:p>
          </text:list-item>
          <text:list-item>
            <text:p text:style-name="P57">Все поля обязательны для заполнения;</text:p>
          </text:list-item>
          <text:list-item>
            <text:p text:style-name="P58"><text:span text:style-name="T2">Введённые пользователем данные отправляются по нажатию на кнопку </text:span><text:span text:style-name="Source_20_Text"><text:span text:style-name="T4">Продолжить</text:span></text:span><text:span text:style-name="T2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6" text:outline-level="3"><text:bookmark text:name="glavnaya"/>Главная</text:h>
        <text:list text:style-name="L26">
          <text:list-item>
            <text:p text:style-name="P59">Страница доступа только авторизованным пользователям.</text:p>
          </text:list-item>
          <text:list-item>
            <text:p text:style-name="P59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0"><text:span text:style-name="T2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4">Подробнее</text:span></text:span><text:span text:style-name="T2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4">9</text:span></text:span><text:span text:style-name="T2"> карточек.</text:span></text:p>
          </text:list-item>
          <text:list-item>
            <text:p text:style-name="P60"><text:span text:style-name="T2">Блок «Специальные предложения» — слайдер состоящий из </text:span><text:span text:style-name="Source_20_Text"><text:span text:style-name="T4">3</text:span></text:span><text:span text:style-name="T2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0"><text:soft-page-break/><text:span text:style-name="T2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4">Смотреть все</text:span></text:span><text:span text:style-name="T2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59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0"><text:span text:style-name="T2">Раздел </text:span><text:span text:style-name="Source_20_Text"><text:span text:style-name="T4">специально для вас</text:span></text:span><text:span text:style-name="T2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6" text:outline-level="3"><text:bookmark text:name="lichnii-kabinet-polzovatelya Копия 2"/>Личный кабинет пользователя</text:h>
        <text:list text:style-name="L27">
          <text:list-item>
            <text:p text:style-name="P61">Страница доступна только авторизованному пользователю.</text:p>
          </text:list-item>
          <text:list-item>
            <text:p text:style-name="P61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2"><text:span text:style-name="T2">Клик на кнопку </text:span><text:span text:style-name="Source_20_Text"><text:span text:style-name="T4">Редактировать</text:span></text:span><text:span text:style-name="T2"> активируют поля с информацией о себе (имя, описание, специализация, локация, пол, уровень). Кнопка </text:span><text:span text:style-name="Source_20_Text"><text:span text:style-name="T4">Редактировать</text:span></text:span><text:span text:style-name="T2"> изменяет заголовок на </text:span><text:span text:style-name="Source_20_Text"><text:span text:style-name="T4">Сохранить</text:span></text:span><text:span text:style-name="T2">. Добавляются кнопки для удаления и загрузки фотографии аватара.</text:span></text:p>
          </text:list-item>
          <text:list-item>
            <text:p text:style-name="P61">Статус готов к тренировкам можно переключать в зависимости от желания пользователя</text:p>
          </text:list-item>
          <text:list-item>
            <text:p text:style-name="P62"><text:span text:style-name="T2">Клик на кнопку </text:span><text:span text:style-name="Source_20_Text"><text:span text:style-name="T4">Сохранить</text:span></text:span><text:span text:style-name="T2"> возвращает форму к первоначальному виду.</text:span></text:p>
          </text:list-item>
          <text:list-item>
            <text:p text:style-name="P61">На странице представлен блок для перехода на «Мои покупки»</text:p>
          </text:list-item>
          <text:list-item>
            <text:p text:style-name="P61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6" text:outline-level="3"><text:bookmark text:name="moi-pokupki"/>Мои покупки</text:h>
        <text:list text:style-name="L28">
          <text:list-item>
            <text:p text:style-name="P63">Страница доступна авторизованному пользователю.</text:p>
          </text:list-item>
          <text:list-item>
            <text:p text:style-name="P63">На странице отображаются список приобретённых тренировок.</text:p>
          </text:list-item>
          <text:list-item>
            <text:p text:style-name="P63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3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6" text:outline-level="3"><text:bookmark text:name="popap-dlya-pokupki-trenirovki"/>Попап для покупки тренировки</text:h>
        <text:list text:style-name="L29">
          <text:list-item>
            <text:p text:style-name="P64">Попап решает задачу покупки тренировки.</text:p>
          </text:list-item>
          <text:list-item>
            <text:p text:style-name="P64">Пользователь может приобрести любое количество тренировок.</text:p>
          </text:list-item>
          <text:list-item>
            <text:p text:style-name="P65"><text:span text:style-name="T2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4">+/-</text:span></text:span><text:span text:style-name="T2">.</text:span></text:p>
          </text:list-item>
          <text:list-item>
            <text:p text:style-name="P65"><text:span text:style-name="T2">Покупка завершается нажатием на кнопку </text:span><text:span text:style-name="Source_20_Text"><text:span text:style-name="T4">Купить</text:span></text:span><text:span text:style-name="T2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65"><text:span text:style-name="T2">По умолчанию способ оплаты не выбран, пока пользователь не выберет способ оплаты, кнопка </text:span><text:span text:style-name="Source_20_Text"><text:span text:style-name="T4">купить</text:span></text:span><text:span text:style-name="T2"> будет недоступна.</text:span></text:p>
          </text:list-item>
        </text:list>
        <text:h text:style-name="P6" text:outline-level="3"><text:bookmark text:name="katalog-trenirovok"/>Каталог тренировок</text:h>
        <text:list text:style-name="L30">
          <text:list-item>
            <text:p text:style-name="P66">На странице отображается каталог тренировок и блок фильтров.</text:p>
          </text:list-item>
          <text:list-item>
            <text:p text:style-name="P66">По умолчанию карточки тренировок отсортированы по дате создания: сначала новые.</text:p>
          </text:list-item>
          <text:list-item>
            <text:p text:style-name="P67"><text:span text:style-name="T2">Клик по кнопке </text:span><text:span text:style-name="Source_20_Text"><text:span text:style-name="T4">Подробнее</text:span></text:span><text:span text:style-name="T2"> перенаправляет на страницу карточки тренировки.</text:span></text:p>
          </text:list-item>
          <text:list-item>
            <text:p text:style-name="P67"><text:span text:style-name="T2">Кнопка </text:span><text:span text:style-name="Source_20_Text"><text:span text:style-name="T4">Назад</text:span></text:span><text:span text:style-name="T2"> возвращает на «Главную страницу».</text:span></text:p>
          </text:list-item>
        </text:list>
        <text:h text:style-name="P26" text:outline-level="4"><text:bookmark text:name="blok-«filtri»"/>Блок «Фильтры»</text:h>
        <text:p text:style-name="P8">В блоке Фильтры происходит и фильтрация (отбор карточек), и сортировка (изменения порядка карточек) данных.</text:p>
        <text:p text:style-name="P8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2"><text:span text:style-name="Strong_20_Emphasis"><text:span text:style-name="T3">Фильтрация по цене</text:span></text:span><text:span text:style-name="T2">.</text:span></text:p>
        <text:p text:style-name="P8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2"><text:span text:style-name="T2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4">0</text:span></text:span><text:span text:style-name="T2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2"><text:span text:style-name="Strong_20_Emphasis"><text:span text:style-name="T3">Калории</text:span></text:span><text:span text:style-name="T2">.</text:span></text:p>
        <text:p text:style-name="P8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2"><text:span text:style-name="T2">В поля </text:span><text:span text:style-name="Source_20_Text"><text:span text:style-name="T4">от</text:span></text:span><text:span text:style-name="T2"> и </text:span><text:span text:style-name="Source_20_Text"><text:span text:style-name="T4">до</text:span></text:span><text:span text:style-name="T2"> нельзя ввести значение меньше </text:span><text:span text:style-name="Source_20_Text"><text:span text:style-name="T4">0</text:span></text:span><text:span text:style-name="T2">, так же нельзя ввести значение </text:span><text:span text:style-name="Source_20_Text"><text:span text:style-name="T4">0</text:span></text:span><text:span text:style-name="T2">. Вводить данные в плейсхолдер можно как с клавиатуры так и используя ползунок.</text:span></text:p>
        <text:p text:style-name="P12"><text:span text:style-name="Strong_20_Emphasis"><text:span text:style-name="T3">Рейтинг</text:span></text:span><text:span text:style-name="T2">.</text:span></text:p>
        <text:p text:style-name="P12"><text:span text:style-name="T2">Всегда целочисленные значения от </text:span><text:span text:style-name="Source_20_Text"><text:span text:style-name="T4">0</text:span></text:span><text:span text:style-name="T2"> до </text:span><text:span text:style-name="Source_20_Text"><text:span text:style-name="T4">5</text:span></text:span><text:span text:style-name="T2"> включительно, выбрать значения можно с помощью бегунков.</text:span></text:p>
        <text:p text:style-name="P68">— <text:span text:style-name="T5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68">— <text:span text:style-name="T5">Кнопки дешевле, дороже — управляют сортировкой. При старте ни одна не выбрана.</text:span></text:p>
        <text:p text:style-name="P68">— <text:span text:style-name="T5">Кнопка бесплатно — фильтрует список.</text:span></text:p>
        <text:p text:style-name="P12"><text:span text:style-name="T8">— </text:span><text:span text:style-name="T2">Если под фильтры не подходит ни одна тренировка, то необходимо показать карточку: </text:span><text:span text:style-name="Emphasis"><text:span text:style-name="T9">здесь скоро появится что-то полезное</text:span></text:span><text:span text:style-name="T2">.</text:span></text:p>
        <text:h text:style-name="P26" text:outline-level="4"><text:bookmark text:name="kartochka-trenirovki"/>Карточка тренировки</text:h>
        <text:list text:style-name="L31">
          <text:list-item>
            <text:p text:style-name="P69">Страница доступна только авторизованным пользователям.</text:p>
          </text:list-item>
          <text:list-item>
            <text:p text:style-name="P69">На странице отображаются блоки: «Информация о тренировке», «Видео», «Отзывы о тренировке».</text:p>
          </text:list-item>
          <text:list-item>
            <text:p text:style-name="P70"><text:span text:style-name="T2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4">Оставить отзыв</text:span></text:span><text:span text:style-name="T2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0"><text:span text:style-name="T2">Нажатие на кнопку </text:span><text:span text:style-name="Source_20_Text"><text:span text:style-name="T4">Оставить отзыв</text:span></text:span><text:span text:style-name="T2"> открывает попап «Оставить отзыв». В попапе пользователь выбирает оценку от </text:span><text:span text:style-name="Source_20_Text"><text:span text:style-name="T4">1</text:span></text:span><text:span text:style-name="T2"> до </text:span><text:span text:style-name="Source_20_Text"><text:span text:style-name="T4">5</text:span></text:span><text:span text:style-name="T2"> и пишет текст отзыва. По умолчанию оценка не проставлена.</text:span></text:p>
          </text:list-item>
          <text:list-item>
            <text:p text:style-name="P69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0"><text:span text:style-name="T2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4">0</text:span></text:span><text:span text:style-name="T2">.</text:span></text:p>
          </text:list-item>
          <text:list-item>
            <text:p text:style-name="P70"><text:span text:style-name="T2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4">Приступить</text:span></text:span><text:span text:style-name="T2"> неактивна.</text:span></text:p>
          </text:list-item>
          <text:list-item>
            <text:p text:style-name="P70"><text:span text:style-name="T2">Для приобретения тренировки пользователь нажимает кнопку </text:span><text:span text:style-name="Source_20_Text"><text:span text:style-name="T4">Купить</text:span></text:span><text:span text:style-name="T2">. Нажатие на кнопку приводит к появлению попапа для оформления покупки тренировки.</text:span></text:p>
          </text:list-item>
          <text:list-item>
            <text:p text:style-name="P70"><text:span text:style-name="T2">После покупки тренировки, кнопка </text:span><text:span text:style-name="Source_20_Text"><text:span text:style-name="T4">Купить</text:span></text:span><text:span text:style-name="T2"> становится неактивной. В блоке «Видео» кнопка </text:span><text:span text:style-name="Source_20_Text"><text:span text:style-name="T4">Приступить</text:span></text:span><text:span text:style-name="T2"> становится активной.</text:span></text:p>
          </text:list-item>
          <text:list-item>
            <text:p text:style-name="P70"><text:soft-page-break/><text:span text:style-name="T2">При клике на кнопку </text:span><text:span text:style-name="Source_20_Text"><text:span text:style-name="T4">Приступить</text:span></text:span><text:span text:style-name="T2">, активной в блоке видео становится кнопка </text:span><text:span text:style-name="Source_20_Text"><text:span text:style-name="T4">Play</text:span></text:span><text:span text:style-name="T2">, заголовок </text:span><text:span text:style-name="Source_20_Text"><text:span text:style-name="T4">Приступить</text:span></text:span><text:span text:style-name="T2"> изменяется на </text:span><text:span text:style-name="Source_20_Text"><text:span text:style-name="T4">Закончить</text:span></text:span><text:span text:style-name="T2">. С баланса тренировок пользователя списывается тренировка.</text:span></text:p>
          </text:list-item>
          <text:list-item>
            <text:p text:style-name="P70"><text:span text:style-name="T2">После окончания тренировки (если на балансе пользователя нет купленных тренировок), заголовок кнопки </text:span><text:span text:style-name="Source_20_Text"><text:span text:style-name="T4">Закончить</text:span></text:span><text:span text:style-name="T2"> изменяется на </text:span><text:span text:style-name="Source_20_Text"><text:span text:style-name="T4">Приступить</text:span></text:span><text:span text:style-name="T2"> и она становится неактивной. Также не активной становится кнопка </text:span><text:span text:style-name="Source_20_Text"><text:span text:style-name="T4">Play</text:span></text:span><text:span text:style-name="T2">. Кнопка </text:span><text:span text:style-name="Source_20_Text"><text:span text:style-name="T4">Купить</text:span></text:span><text:span text:style-name="T2"> становится вновь активной.</text:span></text:p>
          </text:list-item>
          <text:list-item>
            <text:p text:style-name="P70"><text:span text:style-name="T2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4">Завершить</text:span></text:span><text:span text:style-name="T2">.</text:span></text:p>
          </text:list-item>
          <text:list-item>
            <text:p text:style-name="P69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5" text:outline-level="2"><text:bookmark text:name="obshchie-elementi-/-vidzheti"/>Общие элементы / виджеты</text:h>
        <text:h text:style-name="P26" text:outline-level="4"><text:bookmark text:name="shapka"/>Шапка</text:h>
        <text:list text:style-name="L32">
          <text:list-item>
            <text:p text:style-name="P71">Иконка «Дом». Клик на иконку возвращает пользователя на главную страницу.</text:p>
          </text:list-item>
          <text:list-item>
            <text:p text:style-name="P71">Иконка «Личный кабинет». Клик по кнопке переводит пользователя на страницу «Личный кабинет».</text:p>
          </text:list-item>
          <text:list-item>
            <text:p text:style-name="P71">Функции поиска реализовывать не нужно.</text:p>
          </text:list-item>
        </text:list>
        <text:h text:style-name="P26" text:outline-level="4"><text:bookmark text:name="knopka-«pokazat-yeshchyo»"/>Кнопка «Показать ещё»</text:h>
        <text:list text:style-name="L33">
          <text:list-item>
            <text:p text:style-name="P72"><text:span text:style-name="T2">Для всех списков доступна кнопка </text:span><text:span text:style-name="Source_20_Text"><text:span text:style-name="T4">показать ещё</text:span></text:span><text:span text:style-name="T2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4">6</text:span></text:span><text:span text:style-name="T2"> карточек (если иное не оговоренно в задании). Нажатие на кнопку приводит к загрузке очередных </text:span><text:span text:style-name="Source_20_Text"><text:span text:style-name="T4">6</text:span></text:span><text:span text:style-name="T2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2"><text:span text:style-name="T2">При загрузке последней карточки списка кнопка </text:span><text:span text:style-name="Source_20_Text"><text:span text:style-name="T4">показать ещё</text:span></text:span><text:span text:style-name="T2"> меняет вид на кнопку </text:span><text:span text:style-name="Source_20_Text"><text:span text:style-name="T4">вернуться в начало</text:span></text:span><text:span text:style-name="T2">. При нажатии на кнопку </text:span><text:span text:style-name="Source_20_Text"><text:span text:style-name="T4">вернуться в начало</text:span></text:span><text:span text:style-name="T2"> страница плавно прокручивается к первым карточкам.</text:span></text:p>
          </text:list-item>
        </text:list>
        <text:h text:style-name="P26" text:outline-level="4"><text:bookmark text:name="slaideri"/>Слайдеры</text:h>
        <text:p text:style-name="P12"><text:span text:style-name="T2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4">вперёд</text:span></text:span><text:span text:style-name="T2"> становится недоступной, активна кнопка </text:span><text:span text:style-name="Source_20_Text"><text:span text:style-name="T4">назад</text:span></text:span><text:span text:style-name="T2">.</text:span></text:p>
        <text:h text:style-name="P26" text:outline-level="4"><text:bookmark text:name="popap"/>Попап</text:h>
        <text:p text:style-name="P8">На время взаимодействия с элементами попапа страница блокируется.</text:p>
        <text:p text:style-name="P8">Элементы страница не доступны для взаимодействия.</text:p>
        <text:p text:style-name="P8">Фокусы с клавиатуры на модальном окне должны быть зациклены на кликабельных элементах модального окна.</text:p>
        <text:p text:style-name="P8">Скролл страницы за модальным окном должен быть запрещён.</text:p>
        <text:h text:style-name="P15" text:outline-level="2"><text:bookmark text:name="podgotovka-docker-obraza"/>Подготовка docker-образа</text:h>
        <text:p text:style-name="P12"><text:span text:style-name="T2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4">Docker-образ</text:span></text:span><text:span text:style-name="T2"> для вашего приложения и все необходимые compose-файлы. Подготовить файл </text:span><text:span text:style-name="Source_20_Text"><text:span text:style-name="T4">*how-to-run.md*</text:span></text:span><text:span text:style-name="T2"> в корне проекта и написать инструкцию по запуску приложения.</text:span></text:p>
        <text:h text:style-name="P6" text:outline-level="3"><text:bookmark text:name="zadacha"/><text:soft-page-break/>Задача</text:h>
        <text:list text:style-name="L34">
          <text:list-item>
            <text:p text:style-name="P73">Покрыть компоненты приложения (фронтенд) тестами;</text:p>
          </text:list-item>
          <text:list-item>
            <text:p text:style-name="P73">Подготовить docker-compose для запуска приложения в Docker-контейнере;</text:p>
          </text:list-item>
          <text:list-item>
            <text:p text:style-name="P73">Опционально. Готовый образ приложения можно загрузить в Github Container Registry;</text:p>
          </text:list-item>
        </text:list>
        <text:h text:style-name="P6" text:outline-level="3"><text:bookmark text:name="dopolnitelnie-zadaniya"/>Дополнительные задания</text:h>
        <text:p text:style-name="P8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Arial, sans-serif"/>
    <style:font-face style:name="Ubuntu Mono" svg:font-family="'Ubuntu Mono'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12T11:17:24.864000000</dc:date>
    <meta:editing-duration>PT16M18S</meta:editing-duration>
    <meta:editing-cycles>7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